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84578AA9CFC568E07F.png" manifest:media-type="image/png"/>
  <manifest:file-entry manifest:full-path="Pictures/100002010000064000000384B6B364ED042920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457cm, 31.145cm, 2.432cm, 2.19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22cm, 30.815cm, 2.736cm, 2.16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945cm" svg:y="0.489cm" svg:width="6.193cm" svg:height="10.135cm" draw:z-index="0"><draw:image xlink:href="Pictures/100002010000064000000384B6B364ED0429201B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2" text:anchor-type="paragraph" svg:x="8.46cm" svg:y="0.219cm" svg:width="6.272cm" svg:height="8.865cm" draw:z-index="1"><draw:image xlink:href="Pictures/100002010000064000000384578AA9CFC568E07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9T11:54:18.628176915</meta:creation-date>
    <dc:date>2022-02-09T12:23:18.158108324</dc:date>
    <meta:editing-duration>PT29M2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